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standard">
      <style:graphic-properties draw:stroke="none" draw:fill="none" fo:min-height="17.065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14.932cm"/>
      <style:paragraph-properties style:writing-mode="lr-tb"/>
    </style:style>
    <style:style style:name="gr6" style:family="graphic" style:parent-style-name="standard">
      <style:graphic-properties draw:stroke="none" draw:fill="none" fo:min-height="25.598cm"/>
      <style:paragraph-properties style:writing-mode="lr-tb"/>
    </style:style>
    <style:style style:name="gr7" style:family="graphic" style:parent-style-name="standard">
      <style:graphic-properties draw:stroke="none" draw:fill="none" fo:min-height="9.244cm"/>
      <style:paragraph-properties style:writing-mode="lr-tb"/>
    </style:style>
    <style:style style:name="gr8" style:family="graphic" style:parent-style-name="standard">
      <style:graphic-properties draw:stroke="none" draw:fill="none" fo:min-height="12.8cm"/>
      <style:paragraph-properties style:writing-mode="lr-tb"/>
    </style:style>
    <style:style style:name="gr9" style:family="graphic" style:parent-style-name="standard">
      <style:graphic-properties draw:stroke="none" draw:fill="none" fo:min-height="21.331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La Pod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12cm" svg:height="20.87cm" svg:x="1.088cm" svg:y="1.009cm">
          <draw:text-box>
            <text:p>media aritmetica movil</text:p>
            <text:p/>
            <text:p>En una gran empresa de negocios</text:p>
            <text:p>Se utiliza un complejo sistema informatico para la administracion.</text:p>
            <text:p/>
            <text:p>Como en todo sistema informatico complejo y sometido a fuerte estres, se detectan errores a diario.</text:p>
            <text:p/>
            <text:p>El equipo tecnico encargado del mantenimiento, utiliza una herramienta basada una media aritmetica como indicador del estado de salud del sistema.</text:p>
            <text:p/>
            <text:p>El indicador se obtiene del siguiente modo,</text:p>
            <text:p>Se agregan en una lista el numero de errores de cada dia,</text:p>
            <text:p>Para los ultimos 7 dias,</text:p>
            <text:p>Y se calcula la media aritmetica.</text:p>
            <text:p/>
            <text:p>Cuando el resultado sea suficientemente bajo, </text:p>
            <text:p>se interpretara que el sistema esta funcionando aceptablemente bien.</text:p>
            <text:p>Cuando el resultado sea alto, </text:p>
            <text:p>se interpretara como que el sistema no esta funcionando como seria deseable.</text:p>
            <text:p/>
            <text:p>Y dia a dia, la variacion de este indicador,</text:p>
            <text:p>Se interpretara como que el sistema esta </text:p>
            <text:p>mejorando o empeorando, </text:p>
            <text:p>según el resultado comparado con el <text:s/>periodo anterior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994cm" svg:height="17.315cm" svg:x="1.006cm" svg:y="1.019cm">
          <draw:text-box>
            <text:p>Veamos un ejemplo de como se calcula el indicador.</text:p>
            <text:p/>
            <text:p/>
            <text:p>en un instante del tiempo tengo los siguientes datos</text:p>
            <text:p/>
            <text:p>Listado del numero de errores registrados en los ultimos 7 dias =</text:p>
            <text:p>[20, 10, 25, 20, 30, 15, 20] </text:p>
            <text:p>la media de estos 7 dias es </text:p>
            <text:p>20 problemas</text:p>
            <text:p/>
            <text:p>5 dias despues, los datos son los siguientes </text:p>
            <text:p>[15, 20, 0, 0, 0, 0, 0] </text:p>
            <text:p>y la media de estos 7 dias es </text:p>
            <text:p>5</text:p>
            <text:p/>
            <text:p/>
            <text:p>Utilizando este dato como indicador podemos interpretar que </text:p>
            <text:p>hace 5 dias la media de problemas era 20</text:p>
            <text:p>hoy la media de problemas es 5</text:p>
            <text:p/>
            <text:p>el sistema esta fucionando mejor, ya que el numero medio de problemas se ha reducido.</text:p>
            <text:p/>
            <text:p>este indicador proporciona visibilidad y es un dato util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9.12cm" svg:height="23.714cm" svg:x="0.88cm" svg:y="1.097cm">
          <draw:text-box>
            <text:p>observad que estamos tomando datos de 7 dias.</text:p>
            <text:p/>
            <text:p>al octavo dia eliminamos el primero de la lista para introducir un nuevo dato y de este modo mantenemos el listado con los ultimos 7 dias.</text:p>
            <text:p/>
            <text:p>que sucede si no eliminamos los mas viejos ?</text:p>
            <text:p>que la lista de datos crece hasta hacerse muy grande.</text:p>
            <text:p/>
            <text:p>Cuando el listado es muy grande, a partir de cierto limite,</text:p>
            <text:p>la media aritmetica tendera a estancarse en un valor,</text:p>
            <text:p>y el ultimo dato que agregaremos hoy sera despreciable y ya no hara variar el resultado</text:p>
            <text:p/>
            <text:p>si esto sucede,</text:p>
            <text:p>el indicador de problemas del sistema de negocio dejara de funcionar,</text:p>
            <text:p>dejara de ser util.</text:p>
            <text:p>cuando en la lista se hayan acumulado los datos de los ultimos diez anyos, el resultado no nos ayudara a entender si el sistema esta funcionando mejor o peor,</text:p>
            <text:p>porque dia tras dia dara el mismo resultado, insensible a las variaciones diarias.</text:p>
            <text:p/>
            <text:p/>
            <text:p/>
            <text:p>En este ejemplo,</text:p>
            <text:p>el indicador es util cuando solo consideramos los datos que son mas relevantes, los ultimos.</text:p>
            <text:p>si no eliminamos los datos viejos y los incluimos en el calculo</text:p>
            <text:p>el indicador deja de funcionar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9.009cm" svg:height="18.026cm" svg:x="0.991cm" svg:y="1.065cm">
          <draw:text-box>
            <text:p>Ahora volvamos al sistema de procesamiento de información basado en familias de seres vivientes.</text:p>
            <text:p/>
            <text:p/>
            <text:p>Para que un sistema de este tipo funcione,</text:p>
            <text:p>es necesario que los individuos que ya han hecho su trabajo </text:p>
            <text:p>sean eliminados.</text:p>
            <text:p/>
            <text:p>En este sistema de procesamiento de la informacion, </text:p>
            <text:p>un individuo, </text:p>
            <text:p>guarda la informacion que representa </text:p>
            <text:p>un estado del proceso de calculo.</text:p>
            <text:p/>
            <text:p>Y , al reproducirse, ejecuta </text:p>
            <text:p>un paso simple en el proceso de calculo, </text:p>
            <text:p>generando el siguiente estado del proceso.</text:p>
            <text:p/>
            <text:p>Una vez generado el siguiente estado, </text:p>
            <text:p>el individuo ya no es necesario, </text:p>
            <text:p>y debe ser eliminado del proceso.</text:p>
            <text:p/>
            <text:p>La vida del individuo, </text:p>
            <text:p>desde la perspectiva del proceso de calculo,</text:p>
            <text:p>consiste en, </text:p>
            <text:p>nacer, reproducirse y morir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9.033cm" svg:height="25.848cm" svg:x="0.967cm" svg:y="0.999cm">
          <draw:text-box>
            <text:p>Con la resolucion del juego del laberinto,</text:p>
            <text:p>puede verse con claridad,</text:p>
            <text:p>la necesidad del nacimiento y de la reproduccion.</text:p>
            <text:p/>
            <text:p>Si los individuos no se reproducen,</text:p>
            <text:p>no se generan los siguientes estados.</text:p>
            <text:p>Si no nacen individuos,</text:p>
            <text:p>no se encontrara la solucion al problema.</text:p>
            <text:p/>
            <text:p/>
            <text:p/>
            <text:p>Sin embargo, la necesidad de eliminar individuos </text:p>
            <text:p>que representan estados que ya han sido superados,</text:p>
            <text:p>todavia no se ve claramente.</text:p>
            <text:p/>
            <text:p>Se vera mas claramente si hablamos de reproduccion sexual.</text:p>
            <text:p/>
            <text:p>En el experimento del laberinto,</text:p>
            <text:p>la reproduccion ha sido asexual.</text:p>
            <text:p/>
            <text:p>Este tipo de reproduccion era suficiente para el objetivo del juego.</text:p>
            <text:p/>
            <text:p>Sin embargo,</text:p>
            <text:p>existen problemas mas complejos,</text:p>
            <text:p>en donde,</text:p>
            <text:p>para avanzar mas rapidamente hacia su resolucion,</text:p>
            <text:p>nos interesara que el conocimiento, </text:p>
            <text:p>los avances de las diferentes ramas de la familia</text:p>
            <text:p>sean comunicados a las otras ramas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8.933cm" svg:height="9.494cm" svg:x="1.067cm" svg:y="1.089cm">
          <draw:text-box>
            <text:p>De este modo,</text:p>
            <text:p>un individuo no solamente estara procesando la informacion heredada de su familia,</text:p>
            <text:p>y continuando con el camino de los suyos,</text:p>
            <text:p/>
            <text:p>sino que podra, al mismo tiempo, </text:p>
            <text:p>continuar avanzando por el camino que estaba explorando otra familia.</text:p>
            <text:p/>
            <text:p>Esta forma de distribuir la informacion, </text:p>
            <text:p>nos permitiria avanzar mas rapidamente en la resolucion de ciertos problemas particularmente complejos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8" draw:text-style-name="P5" draw:layer="layout" svg:width="19.049cm" svg:height="15.893cm" svg:x="0.951cm" svg:y="1.062cm">
          <draw:text-box>
            <text:p>Veamos primero lo que sucede con los individuos</text:p>
            <text:p>Que se reporducen asexualmente como en el juego del laberinto.</text:p>
            <text:p/>
            <text:p/>
            <text:p>he comentado, que para recorrer 7 casillas en el tablero, el sistema ha creado alrededor de 2 millones de individuos,</text:p>
            <text:p>sin embargo, en realidad, han sido creados 2 millones de individuos "utiles", todos ellos diferentes.</text:p>
            <text:p>Pero, que sucede si, el primer individuo, 'A1', despues de generar a sus 3 hijos posibles, vuelve a generar descendientes en la siguiente generacion ?</text:p>
            <text:p>sucederia que volveria a crear a los <text:s/>mismos 3 hijos anteriores, y estos no serian utiles sino "redundantes"</text:p>
            <text:p>si todos los individuos creados continuan generando los mismos hijos ya creados anteriormente, una y otra vez, </text:p>
            <text:p>para recorrer 7 casillas, se habrian creado muchos, muchos mas que los 2 millones anteriores.</text:p>
            <text:p>el coste del sistema se incrementaria enormemente consumiendo recursos.</text:p>
            <text:p/>
            <text:p>De modo que cuando un individuo ha hecho su trabajo, debe ser eliminado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88cm" svg:height="21.581cm" svg:x="1.112cm" svg:y="1.153cm">
          <draw:text-box>
            <text:p>Socrates</text:p>
            <text:p/>
            <text:p>fue un filosofo griego que vivio hace unos 2500 anyos.</text:p>
            <text:p>supongamos que los individuos de una especie no mueren y se mantienen siempre jovenes.</text:p>
            <text:p>Socrates continuaria generando hijos.</text:p>
            <text:p>pero Socrates representa un estado de la humanidad ya pasado.</text:p>
            <text:p>Los hijos de Socrates cancelarian 2500 anyos de evolucion.</text:p>
            <text:p>No parece mucho, sin embargo, si ningun individuo muere, entonces, los antepasados de Socrates tambien tendrian hijos en nuestros dias.</text:p>
            <text:p/>
            <text:p>Si nadie muere, vivirian hoy todos los individuos que han sido creados desde el principio.</text:p>
            <text:p>Y al igual que en el ejemplo de la media aritmetica, el proceso se estancaria en un valor medio.</text:p>
            <text:p/>
            <text:p>Esto haria que el proceso se estancase en un punto medio, impidiendo que el proceso avance hacia su resolucion.</text:p>
            <text:p>Si los individuos no mueren, entonces, el sistema no conseguira avanzar y no encontrara la solucion que busca.</text:p>
            <text:p>El sistema simplemente no funciona.</text:p>
            <text:p>De modo que, el sistema deja de tener sentido.</text:p>
            <text:p/>
            <text:p>Para evitar que el sistema se estanque, es necesario evitar volver a estados ya superados.</text:p>
            <text:p>Es por este motivo que los estados pasados son eliminados.</text:p>
            <text:p/>
            <text:p>El proceso de eliminar las ramas que no son productivas se llama "poda"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4T15:16:27.486000000</dc:date>
    <meta:editing-duration>PT4H31M56S</meta:editing-duration>
    <meta:editing-cycles>68</meta:editing-cycles>
    <meta:generator>LibreOffice/7.3.5.2$Windows_X86_64 LibreOffice_project/184fe81b8c8c30d8b5082578aee2fed2ea847c01</meta:generator>
    <meta:document-statistic meta:object-count="58"/>
  </office:meta>
</office:document-meta>
</file>